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draw:marker-end="Arrow_20_concave" draw:marker-end-width="0.2cm" draw:fill="solid" draw:fill-color="#9999ff" draw:textarea-horizontal-align="center" draw:textarea-vertical-align="middle"/>
    </style:style>
    <style:style style:name="gr8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9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P1" style:family="paragraph">
      <style:paragraph-properties fo:text-align="center"/>
      <style:text-properties fo:font-family="'Trebuchet MS'" style:font-style-name="Обычный" style:font-family-generic="swiss" style:font-pitch="variable" fo:font-size="5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family="'Trebuchet MS'" style:font-style-name="Обычный" style:font-family-generic="swiss" style:font-pitch="variable" fo:font-size="5pt" style:font-size-asian="18pt" style:font-size-complex="18pt"/>
    </style:style>
    <style:style style:name="T1" style:family="text">
      <style:text-properties fo:font-family="'Trebuchet MS'" style:font-style-name="Обычный" style:font-family-generic="swiss" style:font-pitch="variable" fo:font-size="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0.5cm" svg:height="0.5cm" svg:x="10cm" svg:y="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draw:id="id2" draw:layer="layout" svg:width="1.5cm" svg:height="0.5cm" svg:x="9.5cm" svg:y="2cm">
          <text:p text:style-name="P2"><text:span text:style-name="T1">SFU the REQ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id="id3" draw:layer="layout" svg:width="1.5cm" svg:height="0.5cm" svg:x="9.5cm" svg:y="3cm">
          <text:p text:style-name="P2"><text:span text:style-name="T1">Is</text:span></text:p>
          <text:p text:style-name="P2"><text:span text:style-name="T1">CS = R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3" draw:layer="layout" svg:width="3.581cm" svg:height="3.124cm" svg:x="14.419cm" svg:y="3.376cm">
          <draw:text-box>
            <text:p><text:span text:style-name="T1">ACPT</text:span><text:span text:style-name="T1"><text:tab/></text:span><text:span text:style-name="T1">Accepted</text:span></text:p>
            <text:p><text:span text:style-name="T1">C=F</text:span><text:span text:style-name="T1"><text:tab/></text:span><text:span text:style-name="T1">Clean-up=False</text:span></text:p>
            <text:p><text:span text:style-name="T1">C=T</text:span><text:span text:style-name="T1"><text:tab/></text:span><text:span text:style-name="T1">Clean-up=True</text:span></text:p>
            <text:p><text:span text:style-name="T1">CF</text:span><text:span text:style-name="T1"><text:tab/></text:span><text:span text:style-name="T1">Cancellation flag</text:span></text:p>
            <text:p><text:span text:style-name="T1">CREQ</text:span><text:span text:style-name="T1"><text:tab/></text:span><text:span text:style-name="T1">Cancellation REQ</text:span></text:p>
            <text:p><text:span text:style-name="T1">CS</text:span><text:span text:style-name="T1"><text:tab/></text:span><text:span text:style-name="T1">Current Status</text:span></text:p>
            <text:p><text:span text:style-name="T1">DCL/SYSERR</text:span><text:span text:style-name="T1"><text:tab/></text:span><text:span text:style-name="T1">Decline/System Error</text:span></text:p>
            <text:p><text:span text:style-name="T1">DST</text:span><text:span text:style-name="T1"><text:tab/></text:span><text:span text:style-name="T1">Destination</text:span></text:p>
            <text:p><text:span text:style-name="T1">NTFPRO</text:span><text:span text:style-name="T1"><text:tab/></text:span><text:span text:style-name="T1">Notification Processing</text:span></text:p>
            <text:p><text:span text:style-name="T1">REQ</text:span><text:span text:style-name="T1"><text:tab/></text:span><text:span text:style-name="T1">Request</text:span></text:p>
            <text:p><text:span text:style-name="T1">RS</text:span><text:span text:style-name="T1"><text:tab/></text:span><text:span text:style-name="T1">Received Status</text:span></text:p>
            <text:p><text:span text:style-name="T1">RSP</text:span><text:span text:style-name="T1"><text:tab/></text:span><text:span text:style-name="T1">Response</text:span></text:p>
            <text:p><text:span text:style-name="T1">SRC</text:span><text:span text:style-name="T1"><text:tab/></text:span><text:span text:style-name="T1">Source</text:span><text:span text:style-name="T1"><text:tab/></text:span></text:p>
          </draw:text-box>
        </draw:frame>
        <draw:custom-shape draw:style-name="gr3" draw:text-style-name="P1" draw:id="id5" draw:layer="layout" svg:width="1.5cm" svg:height="0.5cm" svg:x="9.499cm" svg:y="4cm">
          <text:p text:style-name="P2"><text:span text:style-name="T1">Check CF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draw:id="id6" draw:layer="layout" svg:width="1.5cm" svg:height="0.5cm" svg:x="5.5cm" svg:y="5cm">
          <text:p text:style-name="P2"><text:span text:style-name="T1">False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5" draw:text-style-name="P1" draw:id="id7" draw:layer="layout" svg:width="1.5cm" svg:height="0.5cm" svg:x="12.5cm" svg:y="5cm">
          <text:p text:style-name="P2"><text:span text:style-name="T1">True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1" draw:id="id8" draw:layer="layout" svg:width="1.5cm" svg:height="0.5cm" svg:x="5.499cm" svg:y="6cm">
          <text:p text:style-name="P2"><text:span text:style-name="T1">Get REQ cod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id="id15" draw:layer="layout" svg:width="1.5cm" svg:height="0.5cm" svg:x="12.5cm" svg:y="6cm">
          <text:p text:style-name="P2"><text:span text:style-name="T1">Get CREQ cod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id="id9" draw:layer="layout" svg:width="1.5cm" svg:height="0.5cm" svg:x="5.5cm" svg:y="7cm">
          <text:p text:style-name="P2"><text:span text:style-name="T1">Check C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draw:id="id10" draw:layer="layout" svg:width="1.5cm" svg:height="0.5cm" svg:x="4.5cm" svg:y="8.001cm">
          <text:p text:style-name="P2"><text:span text:style-name="T1">ACPT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5" draw:text-style-name="P1" draw:id="id11" draw:layer="layout" svg:width="1.5cm" svg:height="0.5cm" svg:x="6.5cm" svg:y="8.001cm">
          <text:p text:style-name="P2"><text:span text:style-name="T1">SRC-RSP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1" draw:id="id12" draw:layer="layout" svg:width="1.5cm" svg:height="0.5cm" svg:x="4.5cm" svg:y="9cm">
          <text:p text:style-name="P2"><text:span text:style-name="T1">Status = SRC-REQ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id="id13" draw:layer="layout" svg:width="1.5cm" svg:height="0.5cm" svg:x="6.5cm" svg:y="9cm">
          <text:p text:style-name="P2"><text:span text:style-name="T1">Status = DST-REQ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id="id14" draw:layer="layout" svg:width="1.5cm" svg:height="0.5cm" svg:x="9.5cm" svg:y="10cm">
          <text:p text:style-name="P2"><text:span text:style-name="T1">Send messa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id="id16" draw:layer="layout" svg:width="1.5cm" svg:height="0.5cm" svg:x="12.5cm" svg:y="7cm">
          <text:p text:style-name="P2"><text:span text:style-name="T1">Check C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draw:id="id23" draw:layer="layout" svg:width="1.5cm" svg:height="0.5cm" svg:x="9.5cm" svg:y="12cm">
          <text:p text:style-name="P2"><text:span text:style-name="T1">Comm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" draw:id="id18" draw:layer="layout" svg:width="1.5cm" svg:height="0.508cm" svg:x="11.5cm" svg:y="8cm">
          <text:p text:style-name="P2"><text:span text:style-name="T1">SRC-C/REQ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5" draw:text-style-name="P1" draw:id="id17" draw:layer="layout" svg:width="1.5cm" svg:height="0.5cm" svg:x="9.5cm" svg:y="8cm">
          <text:p text:style-name="P2"><text:span text:style-name="T1">DST-REQ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5" draw:text-style-name="P1" draw:id="id20" draw:layer="layout" svg:width="1.5cm" svg:height="0.5cm" svg:x="15.5cm" svg:y="8cm">
          <text:p text:style-name="P2"><text:span text:style-name="T1">DST-RSP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5" draw:text-style-name="P1" draw:id="id19" draw:layer="layout" svg:width="1.5cm" svg:height="0.5cm" svg:x="13.5cm" svg:y="8cm">
          <text:p text:style-name="P2"><text:span text:style-name="T1">ACPT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1" draw:id="id21" draw:layer="layout" svg:width="1.5cm" svg:height="0.5cm" svg:x="12.5cm" svg:y="10cm">
          <text:p text:style-name="P2"><text:span text:style-name="T1">Status = SRC-CREQ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1" draw:layer="layout" svg:x1="10.249cm" svg:y1="1.5cm" svg:x2="10.249cm" svg:y2="2cm" draw:start-shape="id1" draw:start-glue-point="8" draw:end-shape="id2" draw:end-glue-point="4" svg:d="m10249 1500v500">
          <text:p/>
        </draw:connector>
        <draw:connector draw:style-name="gr7" draw:text-style-name="P1" draw:layer="layout" svg:x1="10.249cm" svg:y1="2.5cm" svg:x2="10.249cm" svg:y2="3cm" draw:start-shape="id2" draw:start-glue-point="6" draw:end-shape="id3" draw:end-glue-point="4" svg:d="m10249 2500v500">
          <text:p/>
        </draw:connector>
        <draw:connector draw:style-name="gr7" draw:text-style-name="P1" draw:layer="layout" svg:x1="11cm" svg:y1="3.249cm" svg:x2="11.5cm" svg:y2="3.249cm" draw:start-shape="id3" draw:start-glue-point="7" draw:end-shape="id4" draw:end-glue-point="5" svg:d="m11000 3249h500">
          <text:p/>
        </draw:connector>
        <draw:connector draw:style-name="gr7" draw:text-style-name="P1" draw:layer="layout" svg:x1="10.249cm" svg:y1="3.5cm" svg:x2="10.248cm" svg:y2="4cm" draw:start-shape="id3" draw:start-glue-point="6" draw:end-shape="id5" draw:end-glue-point="4" svg:d="m10249 3500v251h-1v249">
          <text:p/>
        </draw:connector>
        <draw:connector draw:style-name="gr7" draw:text-style-name="P1" draw:layer="layout" svg:x1="9.499cm" svg:y1="4.249cm" svg:x2="6.249cm" svg:y2="5cm" draw:start-shape="id5" draw:start-glue-point="5" draw:end-shape="id6" draw:end-glue-point="4" svg:d="m9499 4249h-3250v751">
          <text:p/>
        </draw:connector>
        <draw:connector draw:style-name="gr7" draw:text-style-name="P1" draw:layer="layout" svg:x1="10.999cm" svg:y1="4.249cm" svg:x2="13.249cm" svg:y2="5cm" draw:start-shape="id5" draw:start-glue-point="7" draw:end-shape="id7" draw:end-glue-point="4" svg:d="m10999 4249h2250v751">
          <text:p/>
        </draw:connector>
        <draw:connector draw:style-name="gr7" draw:text-style-name="P1" draw:layer="layout" svg:x1="6.249cm" svg:y1="5.5cm" svg:x2="6.248cm" svg:y2="6cm" draw:start-shape="id6" draw:start-glue-point="6" draw:end-shape="id8" draw:end-glue-point="4" svg:d="m6249 5500v251h-1v249">
          <text:p/>
        </draw:connector>
        <draw:connector draw:style-name="gr7" draw:text-style-name="P1" draw:layer="layout" svg:x1="6.248cm" svg:y1="6.5cm" svg:x2="6.249cm" svg:y2="7cm" draw:start-shape="id8" draw:start-glue-point="6" draw:end-shape="id9" draw:end-glue-point="4" svg:d="m6248 6500v251h1v249">
          <text:p/>
        </draw:connector>
        <draw:connector draw:style-name="gr7" draw:text-style-name="P1" draw:layer="layout" svg:x1="5.5cm" svg:y1="7.249cm" svg:x2="5.249cm" svg:y2="8.001cm" draw:start-shape="id9" draw:start-glue-point="5" draw:end-shape="id10" draw:end-glue-point="4" svg:d="m5500 7249h-251v752">
          <text:p/>
        </draw:connector>
        <draw:connector draw:style-name="gr7" draw:text-style-name="P1" draw:layer="layout" svg:x1="7cm" svg:y1="7.249cm" svg:x2="7.249cm" svg:y2="8.001cm" draw:start-shape="id9" draw:start-glue-point="7" draw:end-shape="id11" draw:end-glue-point="4" svg:d="m7000 7249h249v752">
          <text:p/>
        </draw:connector>
        <draw:connector draw:style-name="gr7" draw:text-style-name="P1" draw:layer="layout" svg:x1="5.249cm" svg:y1="8.501cm" svg:x2="5.249cm" svg:y2="9cm" draw:start-shape="id10" draw:start-glue-point="6" draw:end-shape="id12" draw:end-glue-point="4" svg:d="m5249 8501v499">
          <text:p/>
        </draw:connector>
        <draw:connector draw:style-name="gr7" draw:text-style-name="P1" draw:layer="layout" svg:x1="7.249cm" svg:y1="8.501cm" svg:x2="7.249cm" svg:y2="9cm" draw:start-shape="id11" draw:start-glue-point="6" draw:end-shape="id13" draw:end-glue-point="4" svg:d="m7249 8501v499">
          <text:p/>
        </draw:connector>
        <draw:connector draw:style-name="gr7" draw:text-style-name="P1" draw:layer="layout" svg:x1="7.249cm" svg:y1="9.5cm" svg:x2="9.5cm" svg:y2="10.249cm" draw:start-shape="id13" draw:start-glue-point="6" draw:end-shape="id14" draw:end-glue-point="5" svg:d="m7249 9500v749h2251">
          <text:p/>
        </draw:connector>
        <draw:connector draw:style-name="gr7" draw:text-style-name="P1" draw:layer="layout" svg:x1="13.249cm" svg:y1="5.5cm" svg:x2="13.249cm" svg:y2="6cm" draw:start-shape="id7" draw:start-glue-point="6" draw:end-shape="id15" draw:end-glue-point="4" svg:d="m13249 5500v500">
          <text:p/>
        </draw:connector>
        <draw:connector draw:style-name="gr7" draw:text-style-name="P1" draw:layer="layout" svg:x1="13.249cm" svg:y1="6.5cm" svg:x2="13.249cm" svg:y2="7cm" draw:start-shape="id15" draw:start-glue-point="6" draw:end-shape="id16" draw:end-glue-point="4" svg:d="m13249 6500v500">
          <text:p/>
        </draw:connector>
        <draw:connector draw:style-name="gr7" draw:text-style-name="P1" draw:layer="layout" svg:x1="12.5cm" svg:y1="7.25cm" svg:x2="10.249cm" svg:y2="8cm" draw:start-shape="id16" draw:end-shape="id17" draw:end-glue-point="4" svg:d="m12500 7250h-2251v750">
          <text:p/>
        </draw:connector>
        <draw:connector draw:style-name="gr7" draw:text-style-name="P1" draw:layer="layout" svg:x1="12.5cm" svg:y1="7.249cm" svg:x2="12.249cm" svg:y2="8cm" draw:start-shape="id16" draw:start-glue-point="5" draw:end-shape="id18" draw:end-glue-point="4" svg:d="m12500 7249h-251v751">
          <text:p/>
        </draw:connector>
        <draw:connector draw:style-name="gr7" draw:text-style-name="P1" draw:layer="layout" svg:x1="14cm" svg:y1="7.249cm" svg:x2="14.249cm" svg:y2="8cm" draw:start-shape="id16" draw:start-glue-point="7" draw:end-shape="id19" draw:end-glue-point="4" svg:d="m14000 7249h249v751">
          <text:p/>
        </draw:connector>
        <draw:connector draw:style-name="gr7" draw:text-style-name="P1" draw:layer="layout" svg:x1="14cm" svg:y1="7.25cm" svg:x2="16.249cm" svg:y2="8cm" draw:start-shape="id16" draw:end-shape="id20" draw:end-glue-point="4" svg:d="m14000 7250h2249v750">
          <text:p/>
        </draw:connector>
        <draw:connector draw:style-name="gr7" draw:text-style-name="P1" draw:layer="layout" svg:x1="10.249cm" svg:y1="8.5cm" svg:x2="13.249cm" svg:y2="10cm" draw:start-shape="id17" draw:start-glue-point="6" draw:end-shape="id21" draw:end-glue-point="4" svg:d="m10249 8500v751h3000v749">
          <text:p/>
        </draw:connector>
        <draw:connector draw:style-name="gr7" draw:text-style-name="P1" draw:layer="layout" draw:line-skew="-0.008cm" svg:x1="12.249cm" svg:y1="8.508cm" svg:x2="13.249cm" svg:y2="10cm" draw:start-shape="id18" draw:start-glue-point="6" draw:end-shape="id21" draw:end-glue-point="4" svg:d="m12249 8508v739h1000v753">
          <text:p/>
        </draw:connector>
        <draw:connector draw:style-name="gr7" draw:text-style-name="P1" draw:layer="layout" svg:x1="14.249cm" svg:y1="8.5cm" svg:x2="13.249cm" svg:y2="10cm" draw:start-shape="id19" draw:start-glue-point="6" draw:end-shape="id21" draw:end-glue-point="4" svg:d="m14249 8500v751h-1000v749">
          <text:p/>
        </draw:connector>
        <draw:connector draw:style-name="gr7" draw:text-style-name="P1" draw:layer="layout" svg:x1="16.249cm" svg:y1="8.5cm" svg:x2="13.249cm" svg:y2="10cm" draw:start-shape="id20" draw:start-glue-point="6" draw:end-shape="id21" draw:end-glue-point="4" svg:d="m16249 8500v751h-3000v749">
          <text:p/>
        </draw:connector>
        <draw:connector draw:style-name="gr7" draw:text-style-name="P1" draw:layer="layout" svg:x1="12.5cm" svg:y1="10.249cm" svg:x2="11cm" svg:y2="10.249cm" draw:start-shape="id21" draw:start-glue-point="5" draw:end-shape="id14" draw:end-glue-point="7" svg:d="m12500 10249h-1500">
          <text:p/>
        </draw:connector>
        <draw:connector draw:style-name="gr7" draw:text-style-name="P1" draw:layer="layout" svg:x1="10.249cm" svg:y1="10.5cm" svg:x2="10.247cm" svg:y2="11cm" draw:start-shape="id14" draw:start-glue-point="6" draw:end-shape="id22" draw:end-glue-point="4" svg:d="m10249 10500v251h-2v249">
          <text:p/>
        </draw:connector>
        <draw:connector draw:style-name="gr7" draw:text-style-name="P1" draw:layer="layout" svg:x1="10.247cm" svg:y1="11.5cm" svg:x2="10.249cm" svg:y2="12cm" draw:start-shape="id22" draw:start-glue-point="6" draw:end-shape="id23" draw:end-glue-point="4" svg:d="m10247 11500v251h2v249">
          <text:p/>
        </draw:connector>
        <draw:custom-shape draw:style-name="gr8" draw:text-style-name="P1" draw:id="id4" draw:layer="layout" svg:width="1.5cm" svg:height="0.5cm" svg:x="11.5cm" svg:y="3cm">
          <text:p text:style-name="P2"><text:span text:style-name="T1">NTFPRO/C=F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8" draw:text-style-name="P1" draw:id="id25" draw:layer="layout" svg:width="1.5cm" svg:height="0.5cm" svg:x="6.5cm" svg:y="11cm">
          <text:p text:style-name="P2"><text:span text:style-name="T1">NTFPRO/C=T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1" draw:id="id22" draw:layer="layout" svg:width="1.5cm" svg:height="0.5cm" svg:x="9.498cm" svg:y="11cm">
          <text:p text:style-name="P2"><text:span text:style-name="T1">Sen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draw:id="id24" draw:layer="layout" svg:width="0.5cm" svg:height="0.5cm" svg:x="8.5cm" svg:y="11cm">
          <text:p text:style-name="P2"><text:span text:style-name="T1">/...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svg:x1="9.498cm" svg:y1="11.249cm" svg:x2="9cm" svg:y2="11.249cm" draw:start-shape="id22" draw:start-glue-point="5" draw:end-shape="id24" draw:end-glue-point="7" svg:d="m9498 11249h-498">
          <text:p/>
        </draw:connector>
        <draw:connector draw:style-name="gr7" draw:text-style-name="P1" draw:layer="layout" svg:x1="8.5cm" svg:y1="11.249cm" svg:x2="8cm" svg:y2="11.249cm" draw:start-shape="id24" draw:start-glue-point="5" draw:end-shape="id25" draw:end-glue-point="7" svg:d="m8500 11249h-500">
          <text:p/>
        </draw:connector>
        <draw:connector draw:style-name="gr9" draw:text-style-name="P2" draw:layer="layout" svg:x1="5.249cm" svg:y1="9.5cm" svg:x2="9.5cm" svg:y2="10.249cm" draw:start-shape="id12" draw:start-glue-point="6" draw:end-shape="id14" draw:end-glue-point="5" svg:d="m5249 9500v749h4251">
          <text:p/>
        </draw:connector>
        <draw:custom-shape draw:style-name="gr6" draw:text-style-name="P1" draw:id="id26" draw:layer="layout" svg:width="1.5cm" svg:height="0.5cm" svg:x="8cm" svg:y="7cm">
          <text:p text:style-name="P2"><text:span text:style-name="T1">/SYSER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2" draw:layer="layout" svg:x1="7cm" svg:y1="7.249cm" svg:x2="8cm" svg:y2="7.249cm" draw:start-shape="id9" draw:start-glue-point="7" draw:end-shape="id26" draw:end-glue-point="5" svg:d="m7000 7249h1000">
          <text:p/>
        </draw:connector>
        <draw:connector draw:style-name="gr9" draw:text-style-name="P2" draw:layer="layout" svg:x1="12.5cm" svg:y1="7.249cm" svg:x2="9.5cm" svg:y2="7.249cm" draw:start-shape="id16" draw:start-glue-point="5" draw:end-shape="id26" draw:end-glue-point="7" svg:d="m12500 7249h-3000">
          <text:p/>
        </draw:connector>
        <draw:custom-shape draw:style-name="gr8" draw:text-style-name="P1" draw:id="id27" draw:layer="layout" svg:width="1.5cm" svg:height="0.5cm" svg:x="8cm" svg:y="6cm">
          <text:p text:style-name="P2"><text:span text:style-name="T1">NTFPRO/C=T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2" draw:layer="layout" svg:x1="8.749cm" svg:y1="7cm" svg:x2="8.749cm" svg:y2="6.5cm" draw:start-shape="id26" draw:start-glue-point="4" draw:end-shape="id27" draw:end-glue-point="6" svg:d="m8749 7000v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11H24M45S</meta:editing-duration>
    <meta:editing-cycles>45</meta:editing-cycles>
    <meta:generator>OpenOffice.org/3.1$Win32 OpenOffice.org_project/310m11$Build-9399</meta:generator>
    <dc:date>2010-03-07T11:33:15.35</dc:date>
    <dc:creator>Е Т</dc:creator>
    <meta:document-statistic meta:object-count="60"/>
  </office:meta>
</office:document-meta>
</file>